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d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emana Spring React - Episódio 1</text:p>
      <text:p text:style-name="P1"/>
      <text:p text:style-name="Standard">&gt; <text:s/>*Crie um app completo para seu portfólio com as tecnologias mais demandadas do mercado*</text:p>
      <text:p text:style-name="Standard">## Realização</text:p>
      <text:p text:style-name="Standard">[DevSuperior - Escola de programação](https://devsuperior.com.br)</text:p>
      <text:p text:style-name="Standard"/>
      <text:p text:style-name="Standard">[![DevSuperior no Instagram](https://raw.githubusercontent.com/devsuperior/bds-assets/main/ds/ig-icon.png)](https://instagram.com/devsuperior.ig)</text:p>
      <text:p text:style-name="Standard">[![DevSuperior no Youtube](https://raw.githubusercontent.com/devsuperior/bds-assets/main/ds/yt-icon.png)](https://youtube.com/devsuperior)</text:p>
      <text:p text:style-name="Standard"/>
      <text:p text:style-name="Standard">## Objetivos do projeto para esta aula</text:p>
      <text:p text:style-name="Standard">- Criar projetos backend e frontend</text:p>
      <text:p text:style-name="Standard">- Salvar os projeto no Github em monorepo</text:p>
      <text:p text:style-name="Standard">- Montar o visual estático do front end</text:p>
      <text:p text:style-name="Standard"/>
      <text:p text:style-name="Standard">## AVISO: as aulas ficarão disponíveis somente até domingo às 23h59</text:p>
      <text:p text:style-name="Standard"/>
      <text:p text:style-name="Standard"># Checklist</text:p>
      <text:p text:style-name="Standard"/>
      <text:p text:style-name="Standard">## Design Figma</text:p>
      <text:p text:style-name="Standard"/>
      <text:p text:style-name="Standard">https://www.figma.com/file/PehiT8Dw4Lv5ioTSULZeRI/DSMeta3</text:p>
      <text:p text:style-name="Standard"/>
      <text:p text:style-name="Standard">https://www.figma.com/file/Yu2RHFmirHQ4BIVZM2XxY6/DSMeta2</text:p>
      <text:p text:style-name="Standard"/>
      <text:p text:style-name="Standard">https://www.figma.com/file/EN1zFtk4eY3Jgmpgi9YaMG/DSMeta1</text:p>
      <text:p text:style-name="Standard"/>
      <text:p text:style-name="Standard">## Pré-requisito: Git instalado</text:p>
      <text:p text:style-name="Standard"/>
      <text:p text:style-name="Standard">**DÚVIDAS**: veja o canal `#duvidas-frequentes` no Discord do evento</text:p>
      <text:p text:style-name="Standard"/>
      <text:p text:style-name="Standard">[![Image](https://img.youtube.com/vi/_hZf1teRFNg/mqdefault.jpg "Vídeo no Youtube")](https://youtu.be/_hZf1teRFNg)</text:p>
      <text:p text:style-name="Standard"/>
      <text:p text:style-name="Standard">## Ferramentas</text:p>
      <text:p text:style-name="Standard"/>
      <text:p text:style-name="Standard">**DÚVIDAS**: veja o canal `#duvidas-frequentes` no Discord do evento</text:p>
      <text:p text:style-name="Standard"/>
      <text:p text:style-name="Standard">- Nodejs 16 e Yarn (vídeo: https://youtu.be/x5tgFTS-CYA )</text:p>
      <text:p text:style-name="Standard">- STS (vídeo: https://youtu.be/TGQ0K9QsX88 )</text:p>
      <text:p text:style-name="Standard">- VS Code</text:p>
      <text:p text:style-name="Standard"><text:s text:c="2"/>- `IntelliCode`</text:p>
      <text:p text:style-name="Standard"><text:s text:c="2"/>- `ESLint`</text:p>
      <text:p text:style-name="Standard"><text:s text:c="2"/>- `JSX HTML &lt;tags/&gt;`</text:p>
      <text:p text:style-name="Standard"/>
      <text:p text:style-name="Standard">## Passo: criar projeto ReactJS</text:p>
      <text:p text:style-name="Standard"/>
      <text:p text:style-name="Standard">![DevSuperior no Instagram](https://raw.githubusercontent.com/devsuperior/bds-assets/main/sds/pastas-dsmeta.png)</text:p>
      <text:p text:style-name="Standard"/>
      <text:p text:style-name="Standard"><text:soft-page-break/>```</text:p>
      <text:p text:style-name="Standard">yarn create vite frontend --template react-ts</text:p>
      <text:p text:style-name="Standard">```</text:p>
      <text:p text:style-name="Standard"/>
      <text:p text:style-name="Standard">**DÚVIDAS**: veja o canal `#duvidas-frequentes` no Discord do evento</text:p>
      <text:p text:style-name="Standard"/>
      <text:p text:style-name="Standard">## Passo: criar projeto Spring Boot</text:p>
      <text:p text:style-name="Standard"/>
      <text:p text:style-name="Standard">- Criar projeto Spring Boot no `Spring Initializr` com as seguintes dependências:</text:p>
      <text:p text:style-name="Standard"><text:s text:c="2"/>- Web</text:p>
      <text:p text:style-name="Standard"><text:s text:c="2"/>- JPA</text:p>
      <text:p text:style-name="Standard"><text:s text:c="2"/>- H2</text:p>
      <text:p text:style-name="Standard"><text:s text:c="2"/>- Security</text:p>
      <text:p text:style-name="Standard"/>
      <text:p text:style-name="Standard">- Ajuste no arquivo pom.xml:</text:p>
      <text:p text:style-name="Standard"/>
      <text:p text:style-name="Standard">```xml</text:p>
      <text:p text:style-name="Standard">&lt;plugin&gt;</text:p>
      <text:p text:style-name="Standard"><text:tab/>&lt;groupId&gt;org.apache.maven.plugins&lt;/groupId&gt;</text:p>
      <text:p text:style-name="Standard"><text:tab/>&lt;artifactId&gt;maven-resources-plugin&lt;/artifactId&gt;</text:p>
      <text:p text:style-name="Standard"><text:tab/>&lt;version&gt;3.1.0&lt;/version&gt;&lt;!--$NO-MVN-MAN-VER$ --&gt;</text:p>
      <text:p text:style-name="Standard">&lt;/plugin&gt;</text:p>
      <text:p text:style-name="Standard">```</text:p>
      <text:p text:style-name="Standard"/>
      <text:p text:style-name="Standard">- Botão direito no projeto -&gt; Maven -&gt; Update project (force update)</text:p>
      <text:p text:style-name="Standard"/>
      <text:p text:style-name="Standard">## Passo: salvar primeira versão no Github</text:p>
      <text:p text:style-name="Standard"/>
      <text:p text:style-name="Standard">**DÚVIDAS**: veja o canal `#duvidas-frequentes` no Discord do evento</text:p>
      <text:p text:style-name="Standard"/>
      <text:p text:style-name="Standard">```bash</text:p>
      <text:p text:style-name="Standard">git init</text:p>
      <text:p text:style-name="Standard">git add .</text:p>
      <text:p text:style-name="Standard">git commit -m "Project created"</text:p>
      <text:p text:style-name="Standard">git branch -M main</text:p>
      <text:p text:style-name="Standard">git remote add origin git@github.com:seuusuario/seurepositorio.git</text:p>
      <text:p text:style-name="Standard">git push -u origin main</text:p>
      <text:p text:style-name="Standard">```</text:p>
      <text:p text:style-name="Standard"/>
      <text:p text:style-name="Standard">## Passo: "limpar" o projeto ReactJS</text:p>
      <text:p text:style-name="Standard"/>
      <text:p text:style-name="Standard">Vamos pegar o CSS que fizemos nas aulas de preparação:</text:p>
      <text:p text:style-name="Standard"/>
      <text:p text:style-name="Standard">https://github.com/acenelio/dsmeta-css</text:p>
      <text:p text:style-name="Standard"/>
      <text:p text:style-name="Standard"/>
      <text:p text:style-name="Standard">- **COMMIT: Project clean**</text:p>
      <text:p text:style-name="Standard"/>
      <text:p text:style-name="Standard">## Passo: Primeiro componente</text:p>
      <text:p text:style-name="Standard"/>
      <text:p text:style-name="Standard">Projeto HTML/CSS: https://github.com/acenelio/dsmeta-css</text:p>
      <text:p text:style-name="Standard"/>
      <text:p text:style-name="Standard"><text:soft-page-break/>- **COMMIT: First component**</text:p>
      <text:p text:style-name="Standard"/>
      <text:p text:style-name="Standard">## Passo: Outros componentes</text:p>
      <text:p text:style-name="Standard"/>
      <text:p text:style-name="Standard">- **COMMIT: Other components**</text:p>
      <text:p text:style-name="Standard"/>
      <text:p text:style-name="Standard">## Passo: Datepicker</text:p>
      <text:p text:style-name="Standard"/>
      <text:p text:style-name="Standard">Documentação: https://github.com/Hacker0x01/react-datepicker</text:p>
      <text:p text:style-name="Standard"/>
      <text:p text:style-name="Standard">```</text:p>
      <text:p text:style-name="Standard">yarn add react-datepicker@4.8.0 @types/react-datepicker@4.4.2</text:p>
      <text:p text:style-name="Standard">```</text:p>
      <text:p text:style-name="Standard"/>
      <text:p text:style-name="Standard">```javascript</text:p>
      <text:p text:style-name="Standard">import DatePicker from "react-datepicker";</text:p>
      <text:p text:style-name="Standard">import "react-datepicker/dist/react-datepicker.css";</text:p>
      <text:p text:style-name="Standard">```</text:p>
      <text:p text:style-name="Standard"/>
      <text:p text:style-name="Standard">```javascript</text:p>
      <text:p text:style-name="Standard">&lt;DatePicker</text:p>
      <text:p text:style-name="Standard"><text:s text:c="4"/>selected={new Date()}</text:p>
      <text:p text:style-name="Standard"><text:s text:c="4"/>onChange={(date: Date) =&gt; {}}</text:p>
      <text:p text:style-name="Standard"><text:s text:c="4"/>className="dsmeta-form-control"</text:p>
      <text:p text:style-name="Standard"><text:s text:c="4"/>dateFormat="dd/MM/yyyy"</text:p>
      <text:p text:style-name="Standard">/&gt;</text:p>
      <text:p text:style-name="Standard">```</text:p>
      <text:p text:style-name="Standard"/>
      <text:p text:style-name="Standard">- **COMMIT: Datepicker**</text:p>
      <text:p text:style-name="Standard"/>
      <text:p text:style-name="Standard">## Passo: React Hook useState para manter estado das datas</text:p>
      <text:p text:style-name="Standard"/>
      <text:p text:style-name="Standard">Macete para criar uma data de X dias atrás:</text:p>
      <text:p text:style-name="Standard"/>
      <text:p text:style-name="Standard">```javascript</text:p>
      <text:p text:style-name="Standard">const date = new Date(new Date().setDate(new Date().getDate() - 365));</text:p>
      <text:p text:style-name="Standard">```</text:p>
      <text:p text:style-name="Standard"/>
      <text:p text:style-name="Standard">- **COMMIT: useState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8:51:58.149269659</meta:creation-date>
    <dc:date>2022-11-17T08:54:24.250294284</dc:date>
    <meta:editing-duration>PT2M34S</meta:editing-duration>
    <meta:editing-cycles>1</meta:editing-cycles>
    <meta:document-statistic meta:table-count="0" meta:image-count="0" meta:object-count="0" meta:page-count="3" meta:paragraph-count="91" meta:word-count="362" meta:character-count="3269" meta:non-whitespace-character-count="2967"/>
    <meta:generator>LibreOffice/7.1.6.2$Linux_X86_64 LibreOffice_project/0e133318fcee89abacd6a7d077e292f1145735c3</meta:generator>
  </office:meta>
</office:document-meta>
</file>